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4" style:list-style-name=""/>
    <style:style style:name="P3" style:family="paragraph" style:parent-style-name="Heading_20_4">
      <style:paragraph-properties fo:break-before="page"/>
    </style:style>
    <style:style style:name="P4" style:family="paragraph" style:parent-style-name="Heading_20_2" style:list-style-name=""/>
    <style:style style:name="P5" style:family="paragraph" style:parent-style-name="Heading_20_2">
      <style:paragraph-properties fo:break-before="page"/>
    </style:style>
    <style:style style:name="P6" style:family="paragraph" style:parent-style-name="Preformatted_20_Text">
      <style:text-properties officeooo:paragraph-rsid="001a5d68"/>
    </style:style>
    <style:style style:name="P7" style:family="paragraph" style:parent-style-name="Text_20_body">
      <style:paragraph-properties fo:text-align="center" style:justify-single-word="false"/>
    </style:style>
    <style:style style:name="P8" style:family="paragraph" style:parent-style-name="Text_20_body">
      <style:text-properties officeooo:paragraph-rsid="0017cfea"/>
    </style:style>
    <style:style style:name="T1" style:family="text">
      <style:text-properties style:font-name="Courier New" style:font-name-asian="Courier New" style:font-name-complex="Courier New"/>
    </style:style>
    <style:style style:name="T2" style:family="text">
      <style:text-properties fo:font-weight="bold" style:font-weight-asian="bold" style:font-weight-complex="bold"/>
    </style:style>
    <style:style style:name="T3" style:family="text">
      <style:text-properties officeooo:rsid="0017cfea"/>
    </style:style>
    <style:style style:name="T4" style:family="text">
      <style:text-properties officeooo:rsid="001999a5"/>
    </style:style>
    <style:style style:name="T5" style:family="text">
      <style:text-properties officeooo:rsid="001a20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Title">Build your own Secure Messenger in 3 hours</text:p>
      <text:p text:style-name="Subtitle">Ben Dechrai</text:p>
      <text:h text:style-name="Heading_20_2" text:outline-level="2"/>
      <text:p text:style-name="Text_20_body"/>
      <text:p text:style-name="Text_20_body"/>
      <text:p text:style-name="Text_20_body"/>
      <text:h text:style-name="Heading_20_2" text:outline-level="2"/>
      <text:h text:style-name="Heading_20_2" text:outline-level="2">Introduction</text:h>
      <text:p text:style-name="First_20_paragraph">This document is the workshop guide for <text:a xlink:type="simple" xlink:href="https://bendechrai.com/" text:style-name="Internet_20_link" text:visited-style-name="Visited_20_Internet_20_Link"><text:span text:style-name="Definition">Ben Dechrai</text:span></text:a>'s workshop of the same name.</text:p>
      <text:p text:style-name="Text_20_body">The workshop is split in to steps, to help break them in to specific goals. If you don't manage to complete one step, you can simply move on to a working version and continue the workshop.</text:p>
      <text:p text:style-name="P8">For example, if you're working on step 3, and the group is ready to get started on step 4, simply change to the "step4" directory and use https://localhost:3004/ to get to a version that has steps 1 to 3 already completed.</text:p>
      <text:h text:style-name="Heading_20_3" text:outline-level="3"><text:soft-page-break/>Connecting to the virtual machine</text:h>
      <text:p text:style-name="First_20_paragraph">When working on the files, you can edit them directly on your host machin<text:span text:style-name="T3">e</text:span>. However, there are some things that must be done from within the virtual machine. To avoid issues, it's recommended you always do things in the virtual machine.</text:p>
      <text:p text:style-name="Text_20_body">You can either connect to the machine from the VirtualBox management application, or from your command line:</text:p>
      <text:p text:style-name="Preformatted_20_Text">// From anywhere in the workshop code base, run this:</text:p>
      <text:p text:style-name="Preformatted_20_Text">vagrant ssh</text:p>
      <text:p text:style-name="First_20_paragraph">If you have used SSH, you should see a screen with text similar to this:</text:p>
      <text:p text:style-name="Preformatted_20_Text">Linux debian-9 4.9.0-6-amd64 #1 SMP Debian 4.9.88-1+deb9u1 (2018-05-07) x86_64</text:p>
      <text:p text:style-name="Preformatted_20_Text"/>
      <text:p text:style-name="Preformatted_20_Text">The programs included with the Debian GNU/Linux system are free software;</text:p>
      <text:p text:style-name="Preformatted_20_Text">the exact distribution terms for each program are described in the</text:p>
      <text:p text:style-name="Preformatted_20_Text">individual files in /usr/share/doc/*/copyright.</text:p>
      <text:p text:style-name="Preformatted_20_Text"/>
      <text:p text:style-name="Preformatted_20_Text">Debian GNU/Linux comes with ABSOLUTELY NO WARRANTY, to the extent</text:p>
      <text:p text:style-name="Preformatted_20_Text">permitted by applicable law.</text:p>
      <text:p text:style-name="Preformatted_20_Text">vagrant@debian-9:~$</text:p>
      <text:p text:style-name="First_20_paragraph">If you connected via the VirtualBox application, you will see a black screen with the prompt:</text:p>
      <text:p text:style-name="Preformatted_20_Text">debian-9 login:</text:p>
      <text:p text:style-name="First_20_paragraph">Use the username <text:span text:style-name="T1">vagrant</text:span> and password <text:span text:style-name="T1">vagrant</text:span> to get in.</text:p>
      <text:h text:style-name="Heading_20_3" text:outline-level="3">File location in the virtual machine</text:h>
      <text:p text:style-name="First_20_paragraph">Whenever you want to work on the workshop files, you'll have to change user to the web server first:</text:p>
      <text:p text:style-name="Preformatted_20_Text">sudo su - www-data</text:p>
      <text:p text:style-name="First_20_paragraph">The code is in <text:span text:style-name="T1">/vagrant/docroots/stepX</text:span>, where X is the step number.</text:p>
      <text:h text:style-name="P4" text:outline-level="2"/>
      <text:h text:style-name="P5" text:outline-level="2">Step 1 - Double Hashing</text:h>
      <text:p text:style-name="First_20_paragraph">By now, you should be able to see a base Laravel installation at <text:span text:style-name="T1">https://localhost:3001/</text:span>. Remember that we're using TLS encryption using a self-signed certificate, so if you see a certificate error, you'll need to manually proceed.</text:p>
      <text:p text:style-name="Text_20_body">The first step in this workshop is to enable the user login system, and make sure passwords are hashed in the browser before being sent to the server. This way, we can ensure the server will never know your password, but still be able to log you in.</text:p>
      <text:p text:style-name="Text_20_body">Laravel makes it really easy to add authentication. Firstly, we'll need to connect to the vagrant box.</text:p>
      <text:h text:style-name="Heading_20_3" text:outline-level="3">Enable Authentication Components</text:h>
      <text:p text:style-name="First_20_paragraph">Now we're ready to add the authentication components:</text:p>
      <text:p text:style-name="Preformatted_20_Text">php artisan make:auth</text:p>
      <text:p text:style-name="Preformatted_20_Text">php artisan migrate</text:p>
      <text:p text:style-name="First_20_paragraph">If you refresh the homepage now, you'll see the Login and Register links in the top right.</text:p>
      <text:h text:style-name="Heading_20_3" text:outline-level="3">Hash passwords in the browser</text:h>
      <text:p text:style-name="First_20_paragraph">This will require some custom code. We're going to use JavaScript to hook in to the login and registration form, and hash passwords before the form is actually submitted.</text:p>
      <text:p text:style-name="Text_20_body">The JavaScript in a Laravel application is kept in <text:span text:style-name="T1">resources/assets/js/app.js</text:span>. You can edit this file on your main machine if that's easier, using an editor of your choice.</text:p>
      <text:p text:style-name="Text_20_body">Add something like this to that file:</text:p>
      <text:p text:style-name="Preformatted_20_Text">import AuthHash from './AuthHash';</text:p>
      <text:p text:style-name="Preformatted_20_Text">// make sure that the page is completely loaded before we try looking for the form elements</text:p>
      <text:p text:style-name="Preformatted_20_Text">$(document).ready(function () {</text:p>
      <text:p text:style-name="Preformatted_20_Text"><text:s text:c="4"/>var ah = new AuthHash($);</text:p>
      <text:p text:style-name="Preformatted_20_Text"><text:s text:c="4"/>ah.authHook();</text:p>
      <text:p text:style-name="Preformatted_20_Text">});</text:p>
      <text:p text:style-name="First_20_paragraph">Now create the <text:span text:style-name="T1">AuthHash</text:span> class (<text:span text:style-name="T1">resources/assets/js/Authash.js</text:span>) and the <text:span text:style-name="T1">authHook</text:span> method. Note the script above injects jQuery in to the <text:soft-page-break/>constructor.</text:p>
      <text:h text:style-name="Heading_20_3" text:outline-level="3">Hints</text:h>
      <text:p text:style-name="First_20_paragraph">You might want to add <text:span text:style-name="T1">id</text:span>s to the forms in <text:span text:style-name="T1">resources/views/auth/*.blade.php</text:span></text:p>
      <text:p text:style-name="Text_20_body">JavaScript doesn't have any native hashing functions. An easy to use library is easy to install with <text:span text:style-name="T1">npm</text:span> from the document root:</text:p>
      <text:p text:style-name="Preformatted_20_Text">npm install bcryptjs</text:p>
      <text:p text:style-name="First_20_paragraph">You can hash a string like this:</text:p>
      <text:p text:style-name="Preformatted_20_Text">bcrypt.hashSync(string, bcrypt_salt);</text:p>
      <text:h text:style-name="Heading_20_3" text:outline-level="3">Sample Solution</text:h>
      <text:p text:style-name="First_20_paragraph">Feel free to just take this and put it straight in to your code. The aim of this workshop is to give you new tools and ways of thinking, not knowing the code off the top of your head.</text:p>
      <text:p text:style-name="Text_20_body">We want to hook in to two forms, so let's give those forms IDs we can look for:</text:p>
      <text:p text:style-name="Text_20_body">Edit <text:span text:style-name="T1">resources/views/auth/register.blade.php</text:span>, and add the ID <text:span text:style-name="T1">register</text:span> to the form element.</text:p>
      <text:p text:style-name="Text_20_body">Edit <text:span text:style-name="T1">resources/views/auth/login.blade.php</text:span>, and add the ID <text:span text:style-name="T1">login</text:span> to the form element.</text:p>
      <text:p text:style-name="Text_20_body">Then create the following AuthHash class in <text:span text:style-name="T1">resources/assets/js/AuthHash.js</text:span>:</text:p>
      <text:p text:style-name="Preformatted_20_Text">export default class AuthHash {</text:p>
      <text:p text:style-name="Preformatted_20_Text"/>
      <text:p text:style-name="Preformatted_20_Text"><text:s text:c="4"/>constructor(jQuery) {</text:p>
      <text:p text:style-name="Preformatted_20_Text"><text:s text:c="8"/>this.jQuery = jQuery;</text:p>
      <text:p text:style-name="Preformatted_20_Text"><text:s text:c="8"/>this.bcrypt = require("bcryptjs");</text:p>
      <text:p text:style-name="Preformatted_20_Text"><text:s text:c="4"/>}</text:p>
      <text:p text:style-name="Preformatted_20_Text"/>
      <text:p text:style-name="Preformatted_20_Text"><text:s text:c="4"/>authHook() {</text:p>
      <text:p text:style-name="Preformatted_20_Text"/>
      <text:p text:style-name="Preformatted_20_Text"><text:s text:c="8"/>self = this;</text:p>
      <text:p text:style-name="Preformatted_20_Text"/>
      <text:p text:style-name="Preformatted_20_Text"><text:s text:c="8"/>// On register submit, hash passwords</text:p>
      <text:p text:style-name="Preformatted_20_Text"><text:soft-page-break/><text:s text:c="8"/>this.jQuery("form#register").submit(function (e) {</text:p>
      <text:p text:style-name="Preformatted_20_Text"/>
      <text:p text:style-name="Preformatted_20_Text"><text:s text:c="12"/>// Grab passwords</text:p>
      <text:p text:style-name="Preformatted_20_Text"><text:s text:c="12"/>var password = self.jQuery("#password", e.target).val();</text:p>
      <text:p text:style-name="Preformatted_20_Text"><text:s text:c="12"/>var passwordConfirm = self.jQuery("#password-confirm", e.target).val();</text:p>
      <text:p text:style-name="Preformatted_20_Text"/>
      <text:p text:style-name="Preformatted_20_Text"><text:s text:c="12"/>// Hash the passwords, and put them in to the password fields</text:p>
      <text:p text:style-name="Preformatted_20_Text"><text:s text:c="12"/>self.jQuery("#password", e.target).val(self.bcrypt.hashSync(password, self.getSalt()));</text:p>
      <text:p text:style-name="Preformatted_20_Text"><text:s text:c="12"/>self.jQuery("#password-confirm", e.target).val(self.bcrypt.hashSync(passwordConfirm, self.getSalt()));</text:p>
      <text:p text:style-name="Preformatted_20_Text"/>
      <text:p text:style-name="Preformatted_20_Text"><text:s text:c="8"/>});</text:p>
      <text:p text:style-name="Preformatted_20_Text"/>
      <text:p text:style-name="Preformatted_20_Text"><text:s text:c="8"/>// On login submit, hash password</text:p>
      <text:p text:style-name="Preformatted_20_Text"><text:s text:c="8"/>this.jQuery("form#login").submit(function (e) {</text:p>
      <text:p text:style-name="Preformatted_20_Text"/>
      <text:p text:style-name="Preformatted_20_Text"><text:s text:c="12"/>// Grab password</text:p>
      <text:p text:style-name="Preformatted_20_Text"><text:s text:c="12"/>var password = self.jQuery("#password", e.target).val();</text:p>
      <text:p text:style-name="Preformatted_20_Text"/>
      <text:p text:style-name="Preformatted_20_Text"><text:s text:c="12"/>// Hash the password, and put it in to the password field</text:p>
      <text:p text:style-name="Preformatted_20_Text"><text:s text:c="12"/>self.jQuery("#password", e.target).val(self.bcrypt.hashSync(password, self.getSalt()));</text:p>
      <text:p text:style-name="Preformatted_20_Text"/>
      <text:p text:style-name="Preformatted_20_Text"><text:s text:c="8"/>});</text:p>
      <text:p text:style-name="Preformatted_20_Text"/>
      <text:p text:style-name="Preformatted_20_Text"><text:s text:c="4"/>}</text:p>
      <text:p text:style-name="Preformatted_20_Text"/>
      <text:p text:style-name="Preformatted_20_Text"><text:s text:c="4"/>getSalt() {</text:p>
      <text:p text:style-name="Preformatted_20_Text"><text:s text:c="8"/>// Salt is 22 chars long. It shouldn't be public. Can you think of a way to avoid using a fixed string?</text:p>
      <text:p text:style-name="Preformatted_20_Text"><text:s text:c="8"/>var salt = "1234567890123456789012"</text:p>
      <text:p text:style-name="Preformatted_20_Text"><text:s text:c="8"/>salt = "$2y$10$" + salt;</text:p>
      <text:p text:style-name="Preformatted_20_Text"><text:s text:c="8"/>return salt;</text:p>
      <text:p text:style-name="Preformatted_20_Text"><text:s text:c="4"/>}</text:p>
      <text:p text:style-name="Preformatted_20_Text"/>
      <text:p text:style-name="Preformatted_20_Text">}</text:p>
      <text:p text:style-name="First_20_paragraph">Note that Laravel uses compiled assets. You'll need to run</text:p>
      <text:p text:style-name="Preformatted_20_Text">npm run dev</text:p>
      <text:p text:style-name="First_20_paragraph">after changign any JS files. Alternatilvely, run this once in another tab, and changes to JS files will start an automatic rebuild:</text:p>
      <text:p text:style-name="Preformatted_20_Text">npm run watch</text:p>
      <text:h text:style-name="Heading_20_2" text:outline-level="2"><text:soft-page-break/>Step 2 - Contact Lists</text:h>
      <text:p text:style-name="First_20_paragraph">Starting logged in, and looking at the dashboard, we want to create a view of contacts on the left, and a placeholder for messages on the right. For simplicity, the contact list will show a list of all users in the system. Note that this could represent a privacy leak in a production system.</text:p>
      <text:p text:style-name="Text_20_body">Edit the <text:span text:style-name="T1">resources/views/home.blade.php</text:span> view, and <text:span text:style-name="T1">app/Http/Controllers/HomeController.php</text:span> controller accordingly.</text:p>
      <text:h text:style-name="Heading_20_3" text:outline-level="3">Sample Solution</text:h>
      <text:h text:style-name="Heading_20_4" text:outline-level="4">View</text:h>
      <text:p text:style-name="Preformatted_20_Text">@extends('layouts.app')</text:p>
      <text:p text:style-name="Preformatted_20_Text"/>
      <text:p text:style-name="Preformatted_20_Text">@section('content')</text:p>
      <text:p text:style-name="Preformatted_20_Text">&lt;div class="container"&gt;</text:p>
      <text:p text:style-name="Preformatted_20_Text"><text:s text:c="4"/>&lt;div class="row"&gt;</text:p>
      <text:p text:style-name="Preformatted_20_Text"><text:s text:c="8"/>&lt;div class="col-md-4 contacts"&gt;</text:p>
      <text:p text:style-name="Preformatted_20_Text"><text:s text:c="12"/>&lt;div class="panel panel-default"&gt;</text:p>
      <text:p text:style-name="Preformatted_20_Text"><text:s text:c="16"/>&lt;div class="panel-heading"&gt;Contacts&lt;/div&gt;</text:p>
      <text:p text:style-name="Preformatted_20_Text"><text:s text:c="16"/>&lt;div class="panel-body"&gt;</text:p>
      <text:p text:style-name="Preformatted_20_Text"><text:s text:c="20"/>&lt;ul&gt;</text:p>
      <text:p text:style-name="Preformatted_20_Text"><text:s text:c="24"/>@foreach ($users as $_user)</text:p>
      <text:p text:style-name="Preformatted_20_Text"><text:s text:c="28"/>&lt;li&gt;&lt;a href=""&gt;{{ $_user-&gt;name }}&lt;/a&gt;&lt;/li&gt;</text:p>
      <text:p text:style-name="Preformatted_20_Text"><text:s text:c="24"/>@endforeach</text:p>
      <text:p text:style-name="Preformatted_20_Text"><text:s text:c="20"/>&lt;/ul&gt;</text:p>
      <text:p text:style-name="Preformatted_20_Text"><text:s text:c="16"/>&lt;/div&gt;</text:p>
      <text:p text:style-name="Preformatted_20_Text"><text:s text:c="12"/>&lt;/div&gt;</text:p>
      <text:p text:style-name="Preformatted_20_Text"><text:s text:c="8"/>&lt;/div&gt;</text:p>
      <text:p text:style-name="Preformatted_20_Text"><text:s text:c="8"/>&lt;div class="col-md-8 messages"&gt;</text:p>
      <text:p text:style-name="Preformatted_20_Text"><text:s text:c="12"/>&lt;div class="panel panel-default"&gt;</text:p>
      <text:p text:style-name="Preformatted_20_Text"><text:s text:c="16"/>&lt;div class="panel-heading"&gt;Message&lt;/div&gt;</text:p>
      <text:p text:style-name="Preformatted_20_Text"><text:s text:c="16"/>&lt;div class="panel-body"&gt;</text:p>
      <text:p text:style-name="Preformatted_20_Text"><text:s text:c="20"/>Select a user on the left to start chatting with them.</text:p>
      <text:p text:style-name="Preformatted_20_Text"><text:s text:c="16"/>&lt;/div&gt;</text:p>
      <text:p text:style-name="Preformatted_20_Text"><text:s text:c="12"/>&lt;/div&gt;</text:p>
      <text:p text:style-name="Preformatted_20_Text"><text:s text:c="8"/>&lt;/div&gt;</text:p>
      <text:p text:style-name="Preformatted_20_Text"><text:s text:c="4"/>&lt;/div&gt;</text:p>
      <text:p text:style-name="Preformatted_20_Text">&lt;/div&gt;</text:p>
      <text:p text:style-name="Preformatted_20_Text">@endsection</text:p>
      <text:h text:style-name="Heading_20_3" text:outline-level="3"><text:soft-page-break/>Controller</text:h>
      <text:p text:style-name="First_20_paragraph">Add this to the list of classes to use:</text:p>
      <text:p text:style-name="Preformatted_20_Text">use App\User;</text:p>
      <text:p text:style-name="First_20_paragraph">And replace the <text:span text:style-name="T1">index</text:span> method with:</text:p>
      <text:p text:style-name="Preformatted_20_Text">public function index()</text:p>
      <text:p text:style-name="Preformatted_20_Text">{</text:p>
      <text:p text:style-name="Preformatted_20_Text"><text:s text:c="4"/>$users = User::all();</text:p>
      <text:p text:style-name="Preformatted_20_Text"><text:s text:c="4"/>return view('home', ['users' =&gt; $users]);</text:p>
      <text:p text:style-name="Preformatted_20_Text">}</text:p>
      <text:p text:style-name="First_20_paragraph">If you have time, why not try to make sure users are in alphabetical order, and exclude the logged in user from the list.</text:p>
      <text:h text:style-name="P5" text:outline-level="2">Step 3 - Messages</text:h>
      <text:p text:style-name="First_20_paragraph">Let's have a unique URL for each contact. This will make it easier to switch message panes, and bookmark certain chats.</text:p>
      <text:p text:style-name="Text_20_body">In this step, we need to:</text:p>
      <text:p text:style-name="Preformatted_20_Text">* Create a message model, controller, and migration</text:p>
      <text:p text:style-name="Preformatted_20_Text">* Create a route for each user</text:p>
      <text:p text:style-name="Preformatted_20_Text">* Create a controller and view to show messages between the logged in user and selected user</text:p>
      <text:p text:style-name="Preformatted_20_Text">* Update the contact list to link to the right URL</text:p>
      <text:p text:style-name="First_20_paragraph">Luckily, Laravel lets us do a lot of this quite easily. Either go ahead and give it a try, or follow these steps.</text:p>
      <text:h text:style-name="Heading_20_3" text:outline-level="3">Create the Model</text:h>
      <text:p text:style-name="First_20_paragraph">Use Artisan to create the model:</text:p>
      <text:p text:style-name="Preformatted_20_Text">php artisan make:model Message -m</text:p>
      <text:p text:style-name="First_20_paragraph">By adding <text:span text:style-name="T1">-m</text:span> to the previous command, we've also just created a migration file.</text:p>
      <text:p text:style-name="Text_20_body">Let's edit the migration that was just created in <text:span text:style-name="T1">database/migrations</text:span>, and add the following attributes:</text:p>
      <text:p text:style-name="Preformatted_20_Text">* sender_id</text:p>
      <text:p text:style-name="Preformatted_20_Text">* recipient_id</text:p>
      <text:p text:style-name="Preformatted_20_Text">* message</text:p>
      <text:h text:style-name="Heading_20_4" text:outline-level="4">Hint</text:h>
      <text:p text:style-name="First_20_paragraph">Adding the following after <text:span text:style-name="T1">$table-&gt;increments('id');</text:span> will create these attributes, and link them to the user table.</text:p>
      <text:p text:style-name="Preformatted_20_Text">$table-&gt;integer('sender_id')-&gt;unsigned();</text:p>
      <text:p text:style-name="Preformatted_20_Text">$table-&gt;foreign('sender_id')-&gt;references('id')-&gt;on('users');</text:p>
      <text:p text:style-name="Preformatted_20_Text">$table-&gt;integer('recipient_id')-&gt;unsigned();</text:p>
      <text:p text:style-name="Preformatted_20_Text">$table-&gt;foreign('recipient_id')-&gt;references('id')-&gt;on('users');</text:p>
      <text:p text:style-name="Preformatted_20_Text">$table-&gt;longText('message');</text:p>
      <text:p text:style-name="First_20_paragraph">For good practice, don't forget to drop the foreign keys in the <text:span text:style-name="T1">down()</text:span> method, so that rollbacks and migration refreshes don't experience issues. Add this before the <text:span text:style-name="T1">dropIfExists()</text:span> call:</text:p>
      <text:p text:style-name="Preformatted_20_Text"><text:soft-page-break/>Schema::table('messages', function($table) {</text:p>
      <text:p text:style-name="Preformatted_20_Text"><text:s text:c="4"/>$table-&gt;dropForeign('messages_sender_id_foreign');</text:p>
      <text:p text:style-name="Preformatted_20_Text"><text:s text:c="4"/>$table-&gt;dropForeign('messages_recipient_id_foreign');</text:p>
      <text:p text:style-name="Preformatted_20_Text">});</text:p>
      <text:h text:style-name="Heading_20_3" text:outline-level="3">Create a User View and Controller</text:h>
      <text:p text:style-name="First_20_paragraph">We have a model and controller for Messages, but not for the user.</text:p>
      <text:p text:style-name="Preformatted_20_Text">php artisan make:controller UserController</text:p>
      <text:p text:style-name="First_20_paragraph">Now edit the <text:span text:style-name="T1">app/Http/Controllers/UserController.php</text:span> file, and add the followung <text:span text:style-name="T1">use</text:span>:</text:p>
      <text:p text:style-name="Preformatted_20_Text">use App\User;</text:p>
      <text:p text:style-name="Preformatted_20_Text">use App\Message;</text:p>
      <text:p text:style-name="First_20_paragraph">Add the <text:span text:style-name="T1">show()</text:span> method:</text:p>
      <text:p text:style-name="Preformatted_20_Text">public function show(User $user)</text:p>
      <text:p text:style-name="Preformatted_20_Text">{</text:p>
      <text:p text:style-name="Preformatted_20_Text"><text:s text:c="4"/>$users = User::all();</text:p>
      <text:p text:style-name="Preformatted_20_Text"><text:s text:c="4"/>$me = \Auth::user()-&gt;id;</text:p>
      <text:p text:style-name="Preformatted_20_Text"><text:s text:c="4"/>$them = $user-&gt;id;</text:p>
      <text:p text:style-name="Preformatted_20_Text"><text:s text:c="4"/>$messages = Message::where(function ($query) use ($me, $them) {</text:p>
      <text:p text:style-name="Preformatted_20_Text"><text:s text:c="12"/>$query-&gt;where('sender_id', '=', $me)</text:p>
      <text:p text:style-name="Preformatted_20_Text"><text:s text:c="12"/>-&gt;where('recipient_id', '=', $them);</text:p>
      <text:p text:style-name="Preformatted_20_Text"><text:s text:c="8"/>})</text:p>
      <text:p text:style-name="Preformatted_20_Text"><text:s text:c="8"/>-&gt;orWhere(function ($query) use ($me, $them) {</text:p>
      <text:p text:style-name="Preformatted_20_Text"><text:s text:c="12"/>$query-&gt;where('sender_id', '=', $them)</text:p>
      <text:p text:style-name="Preformatted_20_Text"><text:s text:c="16"/>-&gt;where('recipient_id', '=', $me);</text:p>
      <text:p text:style-name="Preformatted_20_Text"><text:s text:c="8"/>})</text:p>
      <text:p text:style-name="Preformatted_20_Text"><text:s text:c="8"/>-&gt;get();</text:p>
      <text:p text:style-name="Preformatted_20_Text"><text:s text:c="4"/>return view('user', ['user' =&gt; $user, 'users' =&gt; $users, 'messages' =&gt; $messages]);</text:p>
      <text:p text:style-name="Preformatted_20_Text">}</text:p>
      <text:p text:style-name="First_20_paragraph">And the view, which is a new file in <text:span text:style-name="T1">resources/views/user.blade.php</text:span>:</text:p>
      <text:p text:style-name="Preformatted_20_Text">@extends('layouts.app')</text:p>
      <text:p text:style-name="Preformatted_20_Text"/>
      <text:p text:style-name="Preformatted_20_Text">@section('content')</text:p>
      <text:p text:style-name="Preformatted_20_Text">&lt;div class="container"&gt;</text:p>
      <text:p text:style-name="Preformatted_20_Text"><text:s text:c="4"/>&lt;div class="row"&gt;</text:p>
      <text:p text:style-name="Preformatted_20_Text"><text:s text:c="8"/>&lt;div class="col-md-4 contacts"&gt;</text:p>
      <text:p text:style-name="Preformatted_20_Text"><text:s text:c="12"/>&lt;div class="panel panel-default"&gt;</text:p>
      <text:p text:style-name="Preformatted_20_Text"><text:soft-page-break/><text:s text:c="16"/>&lt;div class="panel-heading"&gt;Contacts&lt;/div&gt;</text:p>
      <text:p text:style-name="Preformatted_20_Text"><text:s text:c="16"/>&lt;div class="panel-body"&gt;</text:p>
      <text:p text:style-name="Preformatted_20_Text"><text:s text:c="20"/>&lt;ul&gt;</text:p>
      <text:p text:style-name="Preformatted_20_Text"><text:s text:c="24"/>@foreach ($users as $_user)</text:p>
      <text:p text:style-name="Preformatted_20_Text"><text:s text:c="28"/>&lt;li&gt;&lt;a href="{{ route('user', ['id'=&gt;$_user-&gt;id]) }}"&gt;{{ $_user-&gt;name }}&lt;/a&gt;&lt;/li&gt;</text:p>
      <text:p text:style-name="Preformatted_20_Text"><text:s text:c="24"/>@endforeach</text:p>
      <text:p text:style-name="Preformatted_20_Text"><text:s text:c="20"/>&lt;/ul&gt;</text:p>
      <text:p text:style-name="Preformatted_20_Text"><text:s text:c="16"/>&lt;/div&gt;</text:p>
      <text:p text:style-name="Preformatted_20_Text"><text:s text:c="12"/>&lt;/div&gt;</text:p>
      <text:p text:style-name="Preformatted_20_Text"><text:s text:c="8"/>&lt;/div&gt;</text:p>
      <text:p text:style-name="Preformatted_20_Text"><text:s text:c="8"/>&lt;div class="col-md-8 messages"&gt;</text:p>
      <text:p text:style-name="Preformatted_20_Text"><text:s text:c="12"/>&lt;div class="panel panel-default"&gt;</text:p>
      <text:p text:style-name="Preformatted_20_Text"><text:s text:c="16"/>&lt;div class="panel-heading"&gt;Message&lt;/div&gt;</text:p>
      <text:p text:style-name="Preformatted_20_Text"><text:s text:c="16"/>&lt;div class="panel-body"&gt;</text:p>
      <text:p text:style-name="Preformatted_20_Text"><text:s text:c="20"/>@foreach($messages as $_message)</text:p>
      <text:p text:style-name="P6"><text:s text:c="24"/>&lt;p&gt;&lt;strong&gt;{{ $_message-&gt;sender_id }}&lt;/strong&gt;</text:p>
      <text:p text:style-name="P6"><text:s text:c="28"/>&lt;span class="messageBody"&gt;{{ $_message-&gt;message }}&lt;/span&gt;&lt;/p&gt;</text:p>
      <text:p text:style-name="Preformatted_20_Text"><text:s text:c="20"/>@endforeach</text:p>
      <text:p text:style-name="Preformatted_20_Text"><text:s text:c="16"/>&lt;/div&gt;</text:p>
      <text:p text:style-name="Preformatted_20_Text"><text:s text:c="12"/>&lt;/div&gt;</text:p>
      <text:p text:style-name="Preformatted_20_Text"><text:s text:c="8"/>&lt;/div&gt;</text:p>
      <text:p text:style-name="Preformatted_20_Text"><text:s text:c="4"/>&lt;/div&gt;</text:p>
      <text:p text:style-name="Preformatted_20_Text">&lt;/div&gt;</text:p>
      <text:p text:style-name="Preformatted_20_Text">@endsection</text:p>
      <text:p text:style-name="First_20_paragraph">Don't forget to update the home view to link to the user views too (<text:span text:style-name="T1">resources/views/home.blade.php</text:span>). Replace the link href around the user's name with the same link as in the user view.</text:p>
      <text:p text:style-name="Text_20_body">Finally, add a route to <text:span text:style-name="T1">routes/web.php</text:span> to handle the new URL:</text:p>
      <text:p text:style-name="Preformatted_20_Text">Route::get('/{user}', 'UserController@show')-&gt;name('user');</text:p>
      <text:h text:style-name="P4" text:outline-level="2"/>
      <text:h text:style-name="P5" text:outline-level="2">Step 4 - Allow Sending of Messages</text:h>
      <text:p text:style-name="First_20_paragraph">Let's add a form to the user view. After the <text:span text:style-name="T1">panel-body</text:span> that contains the list of messages, add a <text:span text:style-name="T1">panel-footer</text:span>:</text:p>
      <text:p text:style-name="Preformatted_20_Text">&lt;div class="panel-footer"&gt;</text:p>
      <text:p text:style-name="Preformatted_20_Text"><text:s text:c="4"/>&lt;form action="{{ route('user.message', ['id'=&gt;$user-&gt;id]) }}" method="post"&gt;</text:p>
      <text:p text:style-name="Preformatted_20_Text"><text:s text:c="8"/>{{csrf_field()}}</text:p>
      <text:p text:style-name="Preformatted_20_Text"><text:s text:c="8"/>&lt;textarea id="message" name="message" class="form-control" rows="3"<text:line-break/> <text:s text:c="11"/>placeholder="Type new message to {{ $user-&gt;name }}..."&gt;&lt;/textarea&gt;</text:p>
      <text:p text:style-name="Preformatted_20_Text"><text:s text:c="8"/>&lt;button class="btn btn-primary btn-block" type="submit"&gt;Send!&lt;/button&gt;</text:p>
      <text:p text:style-name="Preformatted_20_Text"><text:s text:c="4"/>&lt;/form&gt;</text:p>
      <text:p text:style-name="Preformatted_20_Text">&lt;/div&gt;</text:p>
      <text:p text:style-name="First_20_paragraph">A route:</text:p>
      <text:p text:style-name="Preformatted_20_Text">Route::post('/{user}/message', 'UserController@sendMessage')-&gt;name('user.message');</text:p>
      <text:p text:style-name="First_20_paragraph">And a method to the UserController:</text:p>
      <text:p text:style-name="Preformatted_20_Text">public function sendMessage(Request $request, User $user)</text:p>
      <text:p text:style-name="Preformatted_20_Text">{</text:p>
      <text:p text:style-name="Preformatted_20_Text"><text:s text:c="4"/>$message = new Message();</text:p>
      <text:p text:style-name="Preformatted_20_Text"><text:s text:c="4"/>$message-&gt;sender_id = \Auth::user()-&gt;id;</text:p>
      <text:p text:style-name="Preformatted_20_Text"><text:s text:c="4"/>$message-&gt;recipient_id = $user-&gt;id;</text:p>
      <text:p text:style-name="Preformatted_20_Text"><text:s text:c="4"/>$message-&gt;message = $request-&gt;input('message');</text:p>
      <text:p text:style-name="Preformatted_20_Text"><text:s text:c="4"/>$message-&gt;save();</text:p>
      <text:p text:style-name="Preformatted_20_Text"><text:s text:c="4"/>return redirect()-&gt;route('user', ['id'=&gt;$user-&gt;id]);</text:p>
      <text:p text:style-name="Preformatted_20_Text">}</text:p>
      <text:h text:style-name="P2" text:outline-level="4"/>
      <text:h text:style-name="P3" text:outline-level="4">Nicer names?</text:h>
      <text:p text:style-name="First_20_paragraph">If you have time, you might have noticed that messages are prefixed with the user's ID. Let's show the name instead. To do this, we need to tell Laravel's Message model ow it relates to Users. Edit <text:span text:style-name="T1">app/Message.php</text:span>, and add the following method:</text:p>
      <text:p text:style-name="Preformatted_20_Text">public function sender()</text:p>
      <text:p text:style-name="Preformatted_20_Text">{</text:p>
      <text:p text:style-name="Preformatted_20_Text"><text:s text:c="4"/>return $this-&gt;hasOne('App\User', 'id', 'sender_id');</text:p>
      <text:p text:style-name="Preformatted_20_Text">}</text:p>
      <text:p text:style-name="First_20_paragraph">And then simply update the view to show:</text:p>
      <text:p text:style-name="Preformatted_20_Text">{{ $_message-&gt;sender-&gt;name }}</text:p>
      <text:p text:style-name="First_20_paragraph">in the relevant spot.</text:p>
      <text:h text:style-name="P5" text:outline-level="2">Step 5 - Encryption Keys</text:h>
      <text:p text:style-name="First_20_paragraph">So, we've now got a working messaging app, let's encrypt the messages. To do this, we'll need to create a public and private key per user.</text:p>
      <text:p text:style-name="Text_20_body">Let's start by grabbing the OpenPGP.js library:</text:p>
      <text:p text:style-name="Preformatted_20_Text">npm install openpgp</text:p>
      <text:h text:style-name="Heading_20_3" text:outline-level="3">First time setup for a user</text:h>
      <text:p text:style-name="First_20_paragraph">The first time a user logs in, or creates an account, we now need to create a keypair, and store them securely.</text:p>
      <text:p text:style-name="Text_20_body">To start with, we need a passphrase for the keypair. You'll reme<text:span text:style-name="T5">m</text:span>ber that we hash the passwords before they're sent to the server. The reason for this is so we can use the same password for the keypair, as they've never left the browser session.</text:p>
      <text:p text:style-name="Text_20_body">So to complete this step, we need to detect if a user is logged in, and if they are, get the keypair. If there's no keypair, generate them and store them on the server.</text:p>
      <text:p text:style-name="Text_20_body"><text:span text:style-name="T2">But wait!</text:span> We're storing the pr<text:span text:style-name="T4">i</text:span>vate key on the server? Yes, we are, but it is protected with the passphrase. Not perfect, but good enough for the purposes of this workshop.</text:p>
      <text:h text:style-name="Heading_20_4" text:outline-level="4">Update the Database</text:h>
      <text:p text:style-name="First_20_paragraph">We need to store the public and private keys. Let's add them to the database. First, create the migration file:</text:p>
      <text:p text:style-name="Preformatted_20_Text">php artisan make:migration UpdateUserAddKeyPair</text:p>
      <text:p text:style-name="First_20_paragraph">Then edit the newly crated migration file in <text:span text:style-name="T1">database/migrations</text:span> and add this to the <text:span text:style-name="T1">up</text:span> method:</text:p>
      <text:p text:style-name="Preformatted_20_Text">Schema::table('users', function (Blueprint $table) {</text:p>
      <text:p text:style-name="Preformatted_20_Text"><text:s text:c="4"/>$table-&gt;text('private_key')-&gt;nullable();</text:p>
      <text:p text:style-name="Preformatted_20_Text"><text:s text:c="4"/>$table-&gt;text('public_key')-&gt;nullable();</text:p>
      <text:p text:style-name="Preformatted_20_Text">});</text:p>
      <text:p text:style-name="First_20_paragraph">And apply the migration:</text:p>
      <text:p text:style-name="Text_20_body">php artisan migrate</text:p>
      <text:h text:style-name="Heading_20_4" text:outline-level="4"><text:soft-page-break/>Is someone logged in?</text:h>
      <text:p text:style-name="First_20_paragraph">We can tell this by requesting the user data from the API. By default, Laravel provides a <text:span text:style-name="T1">/api/user</text:span> endpoint that requires token authentication. Let's allow a logged in user to use their existing cookie-based session to use the API too.</text:p>
      <text:p text:style-name="Text_20_body">Edit <text:span text:style-name="T1">app/Http/Kernel.php</text:span>, and copying the three cookie/session based classed from the <text:span text:style-name="T1">$middlewareGroups-&gt;web</text:span> array to the <text:span text:style-name="T1">$middlewareGroups-&gt;api</text:span> array.</text:p>
      <text:p text:style-name="Text_20_body">Secondly, update <text:span text:style-name="T1">routes/api.php</text:span> to use middleware <text:span text:style-name="T1">auth</text:span> instead of <text:span text:style-name="T1">auth:api</text:span>.</text:p>
      <text:p text:style-name="Text_20_body">You can now head to <text:span text:style-name="T1">https://localhost:XXXX/api/user</text:span> and see a JSON representation of the logged in user. We'll use that in the Javascript to determine if someone's logged in.</text:p>
      <text:h text:style-name="Heading_20_4" text:outline-level="4">Keypairs</text:h>
      <text:p text:style-name="First_20_paragraph">You'll notice the keys are returned. Now, we don't want the private key to be shared unless it's being requested for the logged in user. For <text:span text:style-name="T4">simplicity</text:span>, we'll just hide them both and create a new endpoint. You could conditionally hide the private key for some users, and if you know how to, or want to later, go ahead. The rest of the code in this workshop assumed the new endpoints though.</text:p>
      <text:p text:style-name="Text_20_body">Edit <text:span text:style-name="T1">app/User.php</text:span>, and add <text:span text:style-name="T1">private_key</text:span> and <text:span text:style-name="T1">public_key</text:span> to the <text:span text:style-name="T1">$hidden</text:span> array.</text:p>
      <text:p text:style-name="Text_20_body">Now for the new endpoint:</text:p>
      <text:p text:style-name="Preformatted_20_Text">php artisan make:controller "Api/UserController"</text:p>
      <text:p text:style-name="First_20_paragraph">Now edit <text:span text:style-name="T1">app/Http/Controllers/Api/UserController.php</text:span>, and add these two methods:</text:p>
      <text:p text:style-name="Preformatted_20_Text">public function show(\App\User $user)</text:p>
      <text:p text:style-name="Preformatted_20_Text">{</text:p>
      <text:p text:style-name="Preformatted_20_Text"><text:s text:c="4"/>$response = new \stdClass();</text:p>
      <text:p text:style-name="Preformatted_20_Text"><text:s text:c="4"/>$response-&gt;id = $user-&gt;id;</text:p>
      <text:p text:style-name="Preformatted_20_Text"><text:s text:c="4"/>$response-&gt;public_key = $user-&gt;public_key;</text:p>
      <text:p text:style-name="Preformatted_20_Text"><text:s text:c="4"/>if($user-&gt;id === \Auth::user()-&gt;id) {</text:p>
      <text:p text:style-name="Preformatted_20_Text"><text:s text:c="8"/>$response-&gt;private_key = $user-&gt;private_key;</text:p>
      <text:p text:style-name="Preformatted_20_Text"><text:s text:c="4"/>}</text:p>
      <text:p text:style-name="Preformatted_20_Text"><text:s text:c="4"/>return response()-&gt;json($response);</text:p>
      <text:p text:style-name="Preformatted_20_Text">}</text:p>
      <text:p text:style-name="Preformatted_20_Text"/>
      <text:p text:style-name="Preformatted_20_Text">public function update(Request $request, \App\User $user)</text:p>
      <text:p text:style-name="Preformatted_20_Text"><text:soft-page-break/>{</text:p>
      <text:p text:style-name="Preformatted_20_Text"><text:s text:c="4"/>if($user-&gt;id === \Auth::user()-&gt;id) {</text:p>
      <text:p text:style-name="Preformatted_20_Text"><text:s text:c="8"/>$data = $request-&gt;all(['private_key', 'public_key']);</text:p>
      <text:p text:style-name="Preformatted_20_Text"><text:s text:c="8"/>if (isset($data['private_key'])) {</text:p>
      <text:p text:style-name="Preformatted_20_Text"><text:s text:c="12"/>$user-&gt;private_key = $data['private_key'];</text:p>
      <text:p text:style-name="Preformatted_20_Text"><text:s text:c="8"/>}</text:p>
      <text:p text:style-name="Preformatted_20_Text"><text:s text:c="8"/>if (isset($data['public_key'])) {</text:p>
      <text:p text:style-name="Preformatted_20_Text"><text:s text:c="12"/>$user-&gt;public_key = $data['public_key'];</text:p>
      <text:p text:style-name="Preformatted_20_Text"><text:s text:c="8"/>}</text:p>
      <text:p text:style-name="Preformatted_20_Text"><text:s text:c="8"/>$user-&gt;save();</text:p>
      <text:p text:style-name="Preformatted_20_Text"><text:s text:c="8"/>\Auth::setUser($user);</text:p>
      <text:p text:style-name="Preformatted_20_Text"><text:s text:c="4"/>}</text:p>
      <text:p text:style-name="Preformatted_20_Text"><text:s text:c="4"/>return $this-&gt;show($user);</text:p>
      <text:p text:style-name="Preformatted_20_Text">}</text:p>
      <text:p text:style-name="First_20_paragraph">And then add two routes to <text:span text:style-name="T1">routes/api.php</text:span>:</text:p>
      <text:p text:style-name="Preformatted_20_Text">Route::middleware('auth')-&gt;get('/user/{user}/keys', 'Api\UserController@show');</text:p>
      <text:p text:style-name="Preformatted_20_Text">Route::middleware('auth')-&gt;post('/user/{user}/keys', 'Api\UserController@update');</text:p>
      <text:p text:style-name="First_20_paragraph">Now we can get a user's public key with a call to <text:span text:style-name="T1">/api/user/&lt;userid&gt;/keys</text:span>, and if the request is for the current user, we get the private key too!</text:p>
      <text:h text:style-name="Heading_20_4" text:outline-level="4">Passphrase</text:h>
      <text:p text:style-name="First_20_paragraph">We've mentioned already, that we'll use the user's plain password for the private key too. To do this, we'll need to remember the user's password in the browser.</text:p>
      <text:p text:style-name="Text_20_body"><text:span text:style-name="T2">Security Warning</text:span> For simplicity, we're going to save the password in to Local Storage. There are issues with this, in that any javascript running in your app, or any plugins in your browser, also have access to this. There are other options, but it's a big topic that could be its own workshop.</text:p>
      <text:p text:style-name="Text_20_body">Let's update the AuthHash class to save the password, and allow retrieval. After the "Grab password" sections of both the register and login hooks, add the following:</text:p>
      <text:p text:style-name="Preformatted_20_Text">// Remember password</text:p>
      <text:p text:style-name="Preformatted_20_Text">self.setPassword(password);</text:p>
      <text:p text:style-name="First_20_paragraph">And then add the following two methods to the class:</text:p>
      <text:p text:style-name="Preformatted_20_Text">setPassword(password) {</text:p>
      <text:p text:style-name="Preformatted_20_Text"><text:s text:c="4"/>localStorage.setItem('AuthHash_Password', password);</text:p>
      <text:p text:style-name="Preformatted_20_Text">}</text:p>
      <text:p text:style-name="Preformatted_20_Text"/>
      <text:p text:style-name="Preformatted_20_Text">getPassword(password) {</text:p>
      <text:p text:style-name="Preformatted_20_Text"><text:soft-page-break/><text:s text:c="4"/>return localStorage.getItem('AuthHash_Password');</text:p>
      <text:p text:style-name="Preformatted_20_Text">}</text:p>
      <text:h text:style-name="Heading_20_4" text:outline-level="4">Make sure we have a keypair</text:h>
      <text:p text:style-name="First_20_paragraph">We're ready to start adding to the main jav<text:span text:style-name="T4">a</text:span>script application not. Add the following to the <text:span text:style-name="T1">resources/assets/js/app.js</text:span>:</text:p>
      <text:p text:style-name="Preformatted_20_Text">import Encrypt from './Encrypt';</text:p>
      <text:p text:style-name="First_20_paragraph">And add this after the call to <text:span text:style-name="T1">ah.authHook</text:span>:</text:p>
      <text:p text:style-name="Preformatted_20_Text">// Try to get user</text:p>
      <text:p text:style-name="Preformatted_20_Text">$.ajax({</text:p>
      <text:p text:style-name="Preformatted_20_Text"><text:s text:c="4"/>url: "/api/user",</text:p>
      <text:p text:style-name="Preformatted_20_Text"><text:s text:c="4"/>type: "GET"</text:p>
      <text:p text:style-name="Preformatted_20_Text">}).done(function (user) {</text:p>
      <text:p text:style-name="Preformatted_20_Text"/>
      <text:p text:style-name="Preformatted_20_Text"><text:s text:c="4"/>// User is logged in - apply encryption to DOM</text:p>
      <text:p text:style-name="Preformatted_20_Text"><text:s text:c="4"/>$(document).ready(function () {</text:p>
      <text:p text:style-name="Preformatted_20_Text"><text:s text:c="8"/>var encrypt = new Encrypt($);</text:p>
      <text:p text:style-name="Preformatted_20_Text"><text:s text:c="8"/>encrypt.getKeys({</text:p>
      <text:p text:style-name="Preformatted_20_Text"><text:s text:c="12"/>userId: user.id,</text:p>
      <text:p text:style-name="Preformatted_20_Text"><text:s text:c="12"/>passphrase: ah.getPassword()</text:p>
      <text:p text:style-name="Preformatted_20_Text"><text:s text:c="8"/>}).done(function(keys){</text:p>
      <text:p text:style-name="Preformatted_20_Text"><text:s text:c="12"/>console.log(keys);</text:p>
      <text:p text:style-name="Preformatted_20_Text"><text:s text:c="8"/>});</text:p>
      <text:p text:style-name="Preformatted_20_Text"><text:s text:c="4"/>});</text:p>
      <text:p text:style-name="Preformatted_20_Text"/>
      <text:p text:style-name="Preformatted_20_Text">});</text:p>
      <text:p text:style-name="First_20_paragraph">This will detect if a user is logged in, and if so, get the keys for that user. The generation is all abstracted away in to the Encrypt class.</text:p>
      <text:p text:style-name="Text_20_body">So let's create that Encrypt class in <text:span text:style-name="T1">resources/assets/js/Encrypt.js</text:span>. This one's long and a bit complicated, so just copy and paste this block, or copy the file from <text:span text:style-name="T1">step6/resources/assets/js/Encrypt.js</text:span>.</text:p>
      <text:p text:style-name="Preformatted_20_Text">export default class Encrypt {</text:p>
      <text:p text:style-name="Preformatted_20_Text"/>
      <text:p text:style-name="Preformatted_20_Text"><text:s text:c="4"/>constructor(jQuery) {</text:p>
      <text:p text:style-name="Preformatted_20_Text"><text:s text:c="8"/>this.jQuery = jQuery;</text:p>
      <text:p text:style-name="Preformatted_20_Text"><text:s text:c="8"/>this.openpgp = require("openpgp");</text:p>
      <text:p text:style-name="Preformatted_20_Text"><text:s text:c="4"/>}</text:p>
      <text:p text:style-name="Preformatted_20_Text"/>
      <text:p text:style-name="Preformatted_20_Text"><text:s text:c="4"/>getKeys(params) {</text:p>
      <text:p text:style-name="Preformatted_20_Text"><text:soft-page-break/><text:s text:c="8"/>var deferred = jQuery.Deferred();</text:p>
      <text:p text:style-name="Preformatted_20_Text"><text:s text:c="8"/>self = this;</text:p>
      <text:p text:style-name="Preformatted_20_Text"/>
      <text:p text:style-name="Preformatted_20_Text"><text:s text:c="8"/>// Get keys</text:p>
      <text:p text:style-name="Preformatted_20_Text"><text:s text:c="8"/>$.ajax({</text:p>
      <text:p text:style-name="Preformatted_20_Text"><text:s text:c="12"/>url: "/api/user/"+params.userId+"/keys",</text:p>
      <text:p text:style-name="Preformatted_20_Text"><text:s text:c="12"/>type: "GET"</text:p>
      <text:p text:style-name="Preformatted_20_Text"><text:s text:c="8"/>}).done(function (keys) {</text:p>
      <text:p text:style-name="Preformatted_20_Text"><text:s text:c="8"/></text:p>
      <text:p text:style-name="Preformatted_20_Text"><text:s text:c="12"/>if(params.passphrase &amp;&amp; (keys.private_key === null || keys.public_key === null)) {</text:p>
      <text:p text:style-name="Preformatted_20_Text"><text:s text:c="16"/>self.generateKeys(params.passphrase).done(function (keys) {</text:p>
      <text:p text:style-name="Preformatted_20_Text"><text:s text:c="20"/>self.keys = keys;</text:p>
      <text:p text:style-name="Preformatted_20_Text"/>
      <text:p text:style-name="Preformatted_20_Text"><text:s text:c="20"/>// Send to backend</text:p>
      <text:p text:style-name="Preformatted_20_Text"><text:s text:c="20"/>$.ajax({</text:p>
      <text:p text:style-name="Preformatted_20_Text"><text:s text:c="24"/>url: "/api/user/"+params.userId+"/keys",</text:p>
      <text:p text:style-name="Preformatted_20_Text"><text:s text:c="24"/>type: "POST",</text:p>
      <text:p text:style-name="Preformatted_20_Text"><text:s text:c="24"/>data: {</text:p>
      <text:p text:style-name="Preformatted_20_Text"><text:s text:c="28"/>private_key: keys.private_key,</text:p>
      <text:p text:style-name="Preformatted_20_Text"><text:s text:c="28"/>public_key: keys.public_key</text:p>
      <text:p text:style-name="Preformatted_20_Text"><text:s text:c="24"/>},</text:p>
      <text:p text:style-name="Preformatted_20_Text"><text:s text:c="24"/>dataType: "json",</text:p>
      <text:p text:style-name="Preformatted_20_Text"><text:s text:c="20"/>}).done(function () {</text:p>
      <text:p text:style-name="Preformatted_20_Text"><text:s text:c="24"/>deferred.resolve(keys)</text:p>
      <text:p text:style-name="Preformatted_20_Text"><text:s text:c="20"/>});</text:p>
      <text:p text:style-name="Preformatted_20_Text"><text:s text:c="8"/></text:p>
      <text:p text:style-name="Preformatted_20_Text"><text:s text:c="16"/>});</text:p>
      <text:p text:style-name="Preformatted_20_Text"><text:s text:c="12"/>} else {</text:p>
      <text:p text:style-name="Preformatted_20_Text"><text:s text:c="16"/>deferred.resolve(keys);</text:p>
      <text:p text:style-name="Preformatted_20_Text"><text:s text:c="12"/>}</text:p>
      <text:p text:style-name="Preformatted_20_Text"><text:s text:c="10"/></text:p>
      <text:p text:style-name="Preformatted_20_Text"><text:s text:c="8"/>});</text:p>
      <text:p text:style-name="Preformatted_20_Text"/>
      <text:p text:style-name="Preformatted_20_Text"><text:s text:c="8"/>return deferred.promise();</text:p>
      <text:p text:style-name="Preformatted_20_Text"><text:s text:c="4"/>}</text:p>
      <text:p text:style-name="Preformatted_20_Text"/>
      <text:p text:style-name="Preformatted_20_Text"><text:s text:c="4"/>generateKeys(passphrase) {</text:p>
      <text:p text:style-name="Preformatted_20_Text"><text:s text:c="8"/>var deferred = jQuery.Deferred();</text:p>
      <text:p text:style-name="Preformatted_20_Text"/>
      <text:p text:style-name="Preformatted_20_Text"><text:s text:c="8"/>var options = {</text:p>
      <text:p text:style-name="Preformatted_20_Text"><text:s text:c="12"/>userIds: [{name: "Anonymous", email: "anon@example.com"}],</text:p>
      <text:p text:style-name="Preformatted_20_Text"><text:s text:c="12"/>numBits: 2048,</text:p>
      <text:p text:style-name="Preformatted_20_Text"><text:soft-page-break/><text:s text:c="12"/>passphrase: passphrase</text:p>
      <text:p text:style-name="Preformatted_20_Text"><text:s text:c="8"/>};</text:p>
      <text:p text:style-name="Preformatted_20_Text"/>
      <text:p text:style-name="Preformatted_20_Text"><text:s text:c="8"/>// Generate Key and resolve this promise</text:p>
      <text:p text:style-name="Preformatted_20_Text"><text:s text:c="8"/>var openpgp = require("openpgp");</text:p>
      <text:p text:style-name="Preformatted_20_Text"><text:s text:c="8"/>openpgp.generateKey(options).then(function (keys) {</text:p>
      <text:p text:style-name="Preformatted_20_Text"><text:s text:c="12"/>deferred.resolve({</text:p>
      <text:p text:style-name="Preformatted_20_Text"><text:s text:c="16"/>private_key: keys.privateKeyArmored,</text:p>
      <text:p text:style-name="Preformatted_20_Text"><text:s text:c="16"/>public_key: keys.publicKeyArmored</text:p>
      <text:p text:style-name="Preformatted_20_Text"><text:s text:c="12"/>});</text:p>
      <text:p text:style-name="Preformatted_20_Text"><text:s text:c="8"/>});</text:p>
      <text:p text:style-name="Preformatted_20_Text"><text:s text:c="4"/></text:p>
      <text:p text:style-name="Preformatted_20_Text"><text:s text:c="8"/>return deferred.promise();</text:p>
      <text:p text:style-name="Preformatted_20_Text"><text:s text:c="4"/>}</text:p>
      <text:p text:style-name="Preformatted_20_Text"/>
      <text:p text:style-name="Preformatted_20_Text">}</text:p>
      <text:p text:style-name="First_20_paragraph">So what's going on here? Essentially, the <text:span text:style-name="T1">getKeys()</text:span> method will grab the keys from the API, and return them. If the API doesn't have keys yet though, it calls <text:span text:style-name="T1">generateKeys()</text:span> with the user's password to create a public/private keypair from scratch. When <text:span text:style-name="T1">generateKeys()</text:span> returns the keypair, the <text:span text:style-name="T1">getKeys()</text:span> method will send them to the API, and then return them to the main application again.</text:p>
      <text:h text:style-name="P4" text:outline-level="2"/>
      <text:h text:style-name="P5" text:outline-level="2">Step 6 - Retrieving Others' Public Keys</text:h>
      <text:p text:style-name="First_20_paragraph">We're on the home-run! The messaging is working, the public/private keypairs are available to all new users. Just take a second to make sure you've logged in as every user again, so that each use has a keypair in the database.</text:p>
      <text:p text:style-name="Text_20_body">Now, we'll want to load another user's public key whenever we're looking at a chat with them in it. Let's denote this by adding an ID to the DOM. Editing <text:span text:style-name="T1">resources/views/user.blade.php</text:span>, find the code where we pring out he "Message" heading. The line before, is the panel div - probably around line 19. Change it ot this:</text:p>
      <text:p text:style-name="Preformatted_20_Text">&lt;div class="panel panel-default encrypt encrypt-user-{{$user-&gt;id}}"&gt;</text:p>
      <text:p text:style-name="First_20_paragraph">This gives us something to look for in the frontend app, as well as the ID of the other user.</text:p>
      <text:h text:style-name="Heading_20_3" text:outline-level="3">Loading the keys</text:h>
      <text:p text:style-name="First_20_paragraph">In <text:span text:style-name="T1">resources/assets/js/app.js</text:span>, where we're currently logging the logged in user's key to the console, we'll now find any <text:span text:style-name="T1">encrypt</text:span> class elements in the DOM, and make sure we've got both users' keys. In place of:</text:p>
      <text:p text:style-name="Preformatted_20_Text">console.log(keys);</text:p>
      <text:p text:style-name="First_20_paragraph">Put this:</text:p>
      <text:p text:style-name="Preformatted_20_Text">// If there's a div with 'encrypt' class</text:p>
      <text:p text:style-name="Preformatted_20_Text">if($('div.encrypt')) {</text:p>
      <text:p text:style-name="Preformatted_20_Text"/>
      <text:p text:style-name="Preformatted_20_Text"><text:s text:c="4"/>// Find the other user in the conversation</text:p>
      <text:p text:style-name="Preformatted_20_Text"><text:s text:c="4"/>var otherId = parseInt($($('div.encrypt')[0]).attr('class').match(/\bencrypt-user-([0-9+])\b/)[1]);</text:p>
      <text:p text:style-name="Preformatted_20_Text"><text:s text:c="4"/>encrypt.getKeys({ userId: otherId }).done(function(otherKeys) {</text:p>
      <text:p text:style-name="Preformatted_20_Text"><text:s text:c="8"/>console.log(otherKeys);</text:p>
      <text:p text:style-name="Preformatted_20_Text"><text:s text:c="4"/>});</text:p>
      <text:p text:style-name="Preformatted_20_Text"/>
      <text:p text:style-name="Preformatted_20_Text">}</text:p>
      <text:p text:style-name="First_20_paragraph">Now, if you refresh a message view page, instead of the logged in user's public and private key, you'll see the log show the other user's public key only (we shouldn't get <text:span text:style-name="T3">the</text:span> private key for another person!).</text:p>
      <text:h text:style-name="P5" text:outline-level="2">Step 7 - Encrypting Messages</text:h>
      <text:p text:style-name="First_20_paragraph">Now that we have both keys for any given conversation, let's encrypt messages before they're sent to the sever. In <text:span text:style-name="T1">resources/assets/js/app.js</text:span>, replace:</text:p>
      <text:p text:style-name="Preformatted_20_Text">console.log(otherKeys);</text:p>
      <text:p text:style-name="First_20_paragraph">with:</text:p>
      <text:p text:style-name="Preformatted_20_Text">encrypt.sendHook({</text:p>
      <text:p text:style-name="Preformatted_20_Text"><text:s text:c="4"/>sender_key: keys.public_key,</text:p>
      <text:p text:style-name="Preformatted_20_Text"><text:s text:c="4"/>recipient_key: otherKeys.public_key</text:p>
      <text:p text:style-name="Preformatted_20_Text">});</text:p>
      <text:p text:style-name="First_20_paragraph">And add the <text:span text:style-name="T1">sendHook()</text:span> method to <text:span text:style-name="T1">resources/assets/js/Encrypt.js</text:span>:</text:p>
      <text:p text:style-name="Preformatted_20_Text">sendHook(keys) {</text:p>
      <text:p text:style-name="Preformatted_20_Text"><text:s text:c="4"/>// On message send, encrypt message</text:p>
      <text:p text:style-name="Preformatted_20_Text"><text:s text:c="4"/>this.jQuery("div.encrypt form").submit(async function (e) {</text:p>
      <text:p text:style-name="Preformatted_20_Text"/>
      <text:p text:style-name="Preformatted_20_Text"><text:s text:c="8"/>var sender = await self.openpgp.key.readArmored(keys.sender_key);</text:p>
      <text:p text:style-name="Preformatted_20_Text"><text:s text:c="8"/>var recipient = await self.openpgp.key.readArmored(keys.recipient_key);</text:p>
      <text:p text:style-name="Preformatted_20_Text"/>
      <text:p text:style-name="Preformatted_20_Text"><text:s text:c="8"/>// Grab message</text:p>
      <text:p text:style-name="Preformatted_20_Text"><text:s text:c="8"/>var message = self.jQuery("#message", e.target).val();</text:p>
      <text:p text:style-name="Preformatted_20_Text"/>
      <text:p text:style-name="Preformatted_20_Text"><text:s text:c="8"/>// Encrypt message</text:p>
      <text:p text:style-name="Preformatted_20_Text"><text:s text:c="8"/>var options = {</text:p>
      <text:p text:style-name="Preformatted_20_Text"><text:s text:c="12"/>message: self.openpgp.message.fromText(message),</text:p>
      <text:p text:style-name="Preformatted_20_Text"><text:s text:c="12"/>publicKeys: [</text:p>
      <text:p text:style-name="Preformatted_20_Text"><text:s text:c="16"/>sender.keys[0],</text:p>
      <text:p text:style-name="Preformatted_20_Text"><text:s text:c="16"/>recipient.keys[0],</text:p>
      <text:p text:style-name="Preformatted_20_Text"><text:s text:c="12"/>]</text:p>
      <text:p text:style-name="Preformatted_20_Text"><text:s text:c="8"/>};</text:p>
      <text:p text:style-name="Preformatted_20_Text"><text:s text:c="8"/>var encrypted = await self.openpgp.encrypt(options);</text:p>
      <text:p text:style-name="Preformatted_20_Text"/>
      <text:p text:style-name="Preformatted_20_Text"><text:s text:c="8"/>// Update message field</text:p>
      <text:p text:style-name="Preformatted_20_Text"><text:s text:c="8"/>self.jQuery("#message", e.target).val(encrypted.data);</text:p>
      <text:p text:style-name="Preformatted_20_Text"/>
      <text:p text:style-name="Preformatted_20_Text"><text:s text:c="4"/>});</text:p>
      <text:p text:style-name="Preformatted_20_Text">}</text:p>
      <text:p text:style-name="First_20_paragraph">Now try sending a message. After you submit, you might notice the types message change, and the output in the message list will be a PGP message!</text:p>
      <text:h text:style-name="P5" text:outline-level="2">Step 8 - Decrypting Messages</text:h>
      <text:p text:style-name="First_20_paragraph">Last step! You're encrypting messages now. Let's decrypt them when viewing now.</text:p>
      <text:p text:style-name="Text_20_body">After <text:span text:style-name="T4">initiating</text:span> the sendHook, we'll also decrypt messages in the DOM. Edit the <text:span text:style-name="T1">resources/assets/js/app.js</text:span> file again, and add this after the <text:span text:style-name="T1">sendHook</text:span> block:</text:p>
      <text:p text:style-name="Preformatted_20_Text">encrypt.decryptMessages({</text:p>
      <text:p text:style-name="Preformatted_20_Text"><text:s text:c="4"/>private_key: keys.private_key,</text:p>
      <text:p text:style-name="Preformatted_20_Text"><text:s text:c="4"/>passphrase: ah.getPassword()</text:p>
      <text:p text:style-name="Preformatted_20_Text">});</text:p>
      <text:p text:style-name="First_20_paragraph">And now let's decrypt any messages we find. Add this method to <text:span text:style-name="T1">resources/assets/js/Encrypt.js</text:span>:</text:p>
      <text:p text:style-name="Preformatted_20_Text">async decryptMessages(params) {</text:p>
      <text:p text:style-name="Preformatted_20_Text"><text:s text:c="4"/>self = this;</text:p>
      <text:p text:style-name="Preformatted_20_Text"><text:s text:c="4"/>var privKeyObj = (await this.openpgp.key.readArmored(params.private_key)).keys[0];</text:p>
      <text:p text:style-name="Preformatted_20_Text"><text:s text:c="4"/>await privKeyObj.decrypt(params.passphrase);</text:p>
      <text:p text:style-name="Preformatted_20_Text"/>
      <text:p text:style-name="Preformatted_20_Text"><text:s text:c="4"/>// Find all message bodies</text:p>
      <text:p text:style-name="Preformatted_20_Text"><text:s text:c="4"/>this.jQuery("div.encrypt .messageBody").each(async function (i, el) {</text:p>
      <text:p text:style-name="Preformatted_20_Text"/>
      <text:p text:style-name="Preformatted_20_Text"><text:s text:c="8"/>// Extract message from DOM</text:p>
      <text:p text:style-name="Preformatted_20_Text"><text:s text:c="8"/>var message = $(el).html().trim();</text:p>
      <text:p text:style-name="Preformatted_20_Text"><text:s text:c="8"/>try {</text:p>
      <text:p text:style-name="Preformatted_20_Text"><text:s text:c="12"/>// Decrypt</text:p>
      <text:p text:style-name="Preformatted_20_Text"><text:s text:c="12"/>var options = {</text:p>
      <text:p text:style-name="Preformatted_20_Text"><text:s text:c="16"/>message: await self.openpgp.message.readArmored(message),</text:p>
      <text:p text:style-name="Preformatted_20_Text"><text:s text:c="16"/>privateKeys: privKeyObj</text:p>
      <text:p text:style-name="Preformatted_20_Text"><text:s text:c="12"/>};</text:p>
      <text:p text:style-name="Preformatted_20_Text"/>
      <text:p text:style-name="Preformatted_20_Text"><text:s text:c="12"/>// Update DOM</text:p>
      <text:p text:style-name="Preformatted_20_Text"><text:s text:c="12"/>self.openpgp.decrypt(options).then(function(decrypted){</text:p>
      <text:p text:style-name="Preformatted_20_Text"><text:s text:c="16"/>$(el).html(decrypted.data);</text:p>
      <text:p text:style-name="Preformatted_20_Text"><text:s text:c="12"/>});</text:p>
      <text:p text:style-name="Preformatted_20_Text"><text:s text:c="8"/>}</text:p>
      <text:p text:style-name="Preformatted_20_Text"><text:s text:c="8"/>catch(error) {}</text:p>
      <text:p text:style-name="Preformatted_20_Text"><text:s text:c="4"/>});</text:p>
      <text:p text:style-name="Preformatted_20_Text">}</text:p>
      <text:p text:style-name="First_20_paragraph">Now refresh the page that was showing PGP messages, and they should magically decry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3cm" fo:margin-bottom="0.3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master-page-name="">
      <loext:graphic-properties draw:fill="none"/>
      <style:paragraph-properties fo:margin-left="1.101cm" fo:margin-right="0cm" fo:margin-top="0cm" fo:margin-bottom="0cm" loext:contextual-spacing="false" fo:line-height="150%" fo:text-indent="0cm" style:auto-text-indent="false" style:page-number="auto" fo:background-color="transparent" style:shadow="none">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3cm" fo:margin-bottom="0.3cm" loext:contextual-spacing="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generator>LibreOffice/6.0.3.2$Linux_X86_64 LibreOffice_project/00m0$Build-2</meta:generator>
    <dc:date>2018-08-20T21:19:56.795969652</dc:date>
    <meta:editing-duration>PT14M4S</meta:editing-duration>
    <meta:editing-cycles>4</meta:editing-cycles>
    <meta:document-statistic meta:table-count="0" meta:image-count="0" meta:object-count="0" meta:page-count="21" meta:paragraph-count="482" meta:word-count="3123" meta:character-count="24409" meta:non-whitespace-character-count="19301"/>
  </office:meta>
</office:document-meta>
</file>